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cripts/python/Module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officeooo:paragraph-rsid="00510773" style:font-size-asian="10pt" style:font-size-complex="10pt"/>
    </style:style>
    <style:style style:name="P2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Push Button 1" form:control-implementation="ooo:com.sun.star.form.component.CommandButton" xml:id="control1" form:id="control1" form:label="Message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Module.py$message_button?language=Python&amp;location=document" xlink:type="simple"/>
            </office:event-listeners>
          </form:button>
          <form:button form:name="Push Button 2" form:control-implementation="ooo:com.sun.star.form.component.CommandButton" xml:id="control2" form:id="control2" form:label="Clear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Module.py$clear_button?language=Python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1" draw:name="Shape1_0" draw:style-name="gr1" draw:text-style-name="P2" svg:width="2.437cm" svg:height="0.592cm" svg:x="16.177cm" svg:y="0.857cm" draw:control="control2"/>
      <draw:control text:anchor-type="page" text:anchor-page-number="1" draw:z-index="0" draw:name="Shape1" draw:style-name="gr1" draw:text-style-name="P2" svg:width="2.437cm" svg:height="0.592cm" svg:x="13.182cm" svg:y="0.857cm" draw:control="control1"/>
      <text:p text:style-name="P1">Hello World! ~ Using Python: 3.8.10<text:line-break/><text:line-break/>#!/usr/bin/env python3<text:line-break/>import uno, sys, os, zipimport<text:line-break/><text:line-break/>def get_python_script(button):<text:line-break/> <text:s text:c="3"/>url = button.value.Source.Model.Parent.Parent.Parent.URL<text:line-break/> <text:s text:c="3"/>url = url.split("//")[1] + "/Scripts/python/"<text:line-break/> <text:s text:c="3"/>importer = zipimport.zipimporter(url)<text:line-break/> <text:s text:c="3"/>return importer.get_source('Module')<text:line-break/><text:line-break/>def message_button(button):<text:line-break/> <text:s text:c="3"/>doc = XSCRIPTCONTEXT.getDocument()<text:line-break/> <text:s text:c="3"/>s = "Hello World! ~ Using Python: " + <text:s/>sys.version.split(" ")[0]<text:line-break/> <text:s text:c="3"/>doc.getText().setString(s + "\n\n" + get_python_script(button))<text:line-break/><text:line-break/>def clear_button(button):<text:line-break/> <text:s text:c="3"/>doc = XSCRIPTCONTEXT.getDocument()<text:line-break/> <text:s text:c="3"/>doc.getText().setString("")<text:line-break/><text:line-break/>g_exportedScripts = message_button, clear_button,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3T08:36:34.815530492</meta:creation-date>
    <meta:generator>LibreOffice/6.4.7.2$Linux_X86_64 LibreOffice_project/40$Build-2</meta:generator>
    <dc:date>2021-07-24T22:51:23.490638854</dc:date>
    <meta:editing-duration>PT12H20M11S</meta:editing-duration>
    <meta:editing-cycles>98</meta:editing-cycles>
    <meta:document-statistic meta:table-count="0" meta:image-count="0" meta:object-count="0" meta:page-count="1" meta:paragraph-count="1" meta:word-count="59" meta:character-count="671" meta:non-whitespace-character-count="570"/>
  </office:meta>
</office:document-meta>
</file>